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solid" draw:stroke-dash="Fine_20_Dashe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>
            <text:p>altitude min (cm)</text:p>
          </table:table-cell>
          <table:table-cell office:value-type="string">
            <text:p>altitude max (cm)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string" table:number-columns-spanned="3" table:number-rows-spanned="3">
            <text:p>l'altitude min et max correspondent à l'imprécision des mesures</text:p>
          </table:table-cell>
          <table:covered-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B2]+10" office:value-type="float" office:value="30">
            <text:p>30</text:p>
          </table:table-cell>
          <table:table-cell table:formula="of:=[.C2]+15" office:value-type="float" office:value="35">
            <text:p>3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3]+10" office:value-type="float" office:value="15">
            <text:p>15</text:p>
          </table:table-cell>
          <table:table-cell table:formula="of:=[.B3]-5" office:value-type="float" office:value="25">
            <text:p>25</text:p>
          </table:table-cell>
          <table:table-cell table:formula="of:=[.C3]-10" office:value-type="float" office:value="25">
            <text:p>2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4]+5" office:value-type="float" office:value="20">
            <text:p>20</text:p>
          </table:table-cell>
          <table:table-cell table:formula="of:=[.B4]+15" office:value-type="float" office:value="40">
            <text:p>40</text:p>
          </table:table-cell>
          <table:table-cell table:formula="of:=[.C4]+15"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style-name="ce1" table:formula="of:=[.A5]+5" office:value-type="float" office:value="25">
            <text:p>25</text:p>
          </table:table-cell>
          <table:table-cell table:style-name="ce1" table:formula="of:=[.B5]-5" office:value-type="float" office:value="35">
            <text:p>35</text:p>
          </table:table-cell>
          <table:table-cell table:style-name="ce1" table:formula="of:=[.C5]-10" office:value-type="float" office:value="30">
            <text:p>30</text:p>
          </table:table-cell>
          <table:table-cell office:value-type="string" table:number-columns-spanned="1" table:number-rows-spanned="2">
            <text:p>limite de la sansouïre</text:p>
          </table:table-cell>
          <table:table-cell table:number-columns-repeated="4"/>
        </table:table-row>
        <table:table-row table:style-name="ro2">
          <table:table-cell table:formula="of:=[.A6]+15" office:value-type="float" office:value="40">
            <text:p>40</text:p>
          </table:table-cell>
          <table:table-cell table:formula="of:=[.B6]+15" office:value-type="float" office:value="50">
            <text:p>50</text:p>
          </table:table-cell>
          <table:table-cell table:formula="of:=[.C6]+25" office:value-type="float" office:value="55">
            <text:p>55</text:p>
          </table:table-cell>
          <table:covered-table-cell/>
          <table:table-cell/>
          <table:table-cell office:value-type="string">
            <text:p><text:s text:c="2"/></text:p>
          </table:table-cell>
          <table:table-cell table:number-columns-repeated="2"/>
        </table:table-row>
        <table:table-row table:style-name="ro3">
          <table:table-cell>
            <draw:frame table:end-cell-address="Feuille1.J14" table:end-x="1.168cm" table:end-y="0.479cm" draw:z-index="0" draw:style-name="gr1" draw:text-style-name="P1" svg:width="21.344cm" svg:height="3.192cm" svg:x="0.147cm" svg:y="0.503cm">
              <draw:object draw:notify-on-update-of-ranges="Feuille1.A2:Feuille1.A7 Feuille1.A2:Feuille1.A7 Feuille1.B1:Feuille1.B1 Feuille1.B2:Feuille1.B7 Feuille1.A2:Feuille1.A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number-columns-repeated="5"/>
          <table:table-cell>
            <draw:g table:end-cell-address="Feuille1.F13" table:end-x="2.085cm" table:end-y="0.216cm" draw:z-index="1">
              <draw:line draw:style-name="gr2" draw:text-style-name="P2" svg:x1="2.009cm" svg:y1="2.36cm" svg:x2="2.009cm" svg:y2="0.364cm">
                <text:p/>
              </draw:line>
              <draw:line draw:style-name="gr2" draw:text-style-name="P2" svg:x1="2.085cm" svg:y1="2.36cm" svg:x2="2.085cm" svg:y2="0.364cm">
                <text:p/>
              </draw:line>
            </draw:g>
          </table:table-cell>
          <table:table-cell table:number-columns-repeated="2"/>
        </table:table-row>
        <table:table-row table:style-name="ro3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 table:number-columns-spanned="2" table:number-rows-spanned="1">
            <text:p>Données brutes</text:p>
          </table:table-cell>
          <table:covered-table-cell/>
          <table:table-cell office:value-type="string">
            <text:p>altitude (cm)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.A2]+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2]+[.B3]-[.C3]" office:value-type="float" office:value="11">
            <text:p>11</text:p>
          </table:table-cell>
          <table:table-cell table:number-columns-repeated="4"/>
        </table:table-row>
        <table:table-row table:style-name="ro2">
          <table:table-cell table:formula="of:=[.A3]+3" office:value-type="float" office:value="6">
            <text:p>6</text:p>
          </table:table-cell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2]+[.B4]-[.C4]" office:value-type="float" office:value="12.5">
            <text:p>12,5</text:p>
          </table:table-cell>
          <table:table-cell table:number-columns-repeated="4"/>
        </table:table-row>
        <table:table-row table:style-name="ro2">
          <table:table-cell table:formula="of:=[.A4]+3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4]+[.B5]-[.C5]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formula="of:=[.A5]+3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4]+[.B6]-[.C6]" office:value-type="float" office:value="6.5">
            <text:p>6,5</text:p>
          </table:table-cell>
          <table:table-cell table:style-name="ce2"/>
          <table:table-cell table:number-columns-repeated="3"/>
        </table:table-row>
        <table:table-row table:style-name="ro2">
          <table:table-cell table:formula="of:=[.A6]+3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5.5">
            <text:p>25,5</text:p>
          </table:table-cell>
          <table:table-cell table:formula="of:=[.D6]+[.B7]-[.C7]" office:value-type="float" office:value="9">
            <text:p>9</text:p>
          </table:table-cell>
          <table:table-cell table:number-columns-repeated="3"/>
          <table:table-cell office:value-type="string">
            <text:p><text:s text:c="2"/></text:p>
          </table:table-cell>
        </table:table-row>
        <table:table-row table:style-name="ro2">
          <table:table-cell table:formula="of:=[.A7]+3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D6]+[.B8]-[.C8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8]+3" office:value-type="float" office:value="21">
            <text:p>21</text:p>
          </table:table-cell>
          <table:table-cell table:number-columns-repeated="2" office:value-type="float" office:value="32">
            <text:p>32</text:p>
          </table:table-cell>
          <table:table-cell table:formula="of:=[.D8]+[.B9]-[.C9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9]+3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D8]+[.B10]-[.C10]" office:value-type="float" office:value="7.5">
            <text:p>7,5</text:p>
          </table:table-cell>
          <table:table-cell table:number-columns-repeated="4"/>
        </table:table-row>
        <table:table-row table:style-name="ro2">
          <table:table-cell table:formula="of:=[.A10]+3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D10]+[.B11]-[.C11]" office:value-type="float" office:value="4.5">
            <text:p>4,5</text:p>
          </table:table-cell>
          <table:table-cell table:number-columns-repeated="4"/>
        </table:table-row>
        <table:table-row table:style-name="ro2">
          <table:table-cell table:formula="of:=[.A11]+3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.D10]+[.B12]-[.C12]" office:value-type="float" office:value="9.5">
            <text:p>9,5</text:p>
          </table:table-cell>
          <table:table-cell table:number-columns-repeated="4"/>
        </table:table-row>
        <table:table-row table:style-name="ro2">
          <table:table-cell table:formula="of:=[.A12]+3"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D11]+[.B13]-[.C13]" office:value-type="float" office:value="40.5">
            <text:p>40,5</text:p>
          </table:table-cell>
          <table:table-cell table:number-columns-repeated="4"/>
        </table:table-row>
        <table:table-row table:style-name="ro3">
          <table:table-cell>
            <draw:frame table:end-cell-address="Feuille2.K21" table:end-x="0.493cm" table:end-y="0.344cm" draw:z-index="0" draw:style-name="gr1" draw:text-style-name="P1" svg:width="23cm" svg:height="4cm" svg:x="0.074cm" svg:y="0.096cm">
              <draw:object draw:notify-on-update-of-ranges="Feuille2.A2:Feuille2.A13 Feuille2.D1:Feuille2.D1 Feuille2.D2:Feuille2.D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104856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4">
          <table:table-cell table:number-columns-repeated="3"/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1]+[.B2]-[.C2]" office:value-type="float" office:value="11">
            <text:p>11</text:p>
          </table:table-cell>
        </table:table-row>
        <table:table-row table:style-name="ro4">
          <table:table-cell/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1]+[.B3]-[.C3]" office:value-type="float" office:value="12.5">
            <text:p>12,5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3]+[.B4]-[.C4]" office:value-type="float" office:value="6">
            <text:p>6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3]+[.B5]-[.C5]" office:value-type="float" office:value="6.5">
            <text:p>6,5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2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>
      <style:text-properties style:font-name="Constantia" fo:font-size="14pt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07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05:47.02</meta:creation-date>
    <meta:editing-duration>PT5H9M53S</meta:editing-duration>
    <meta:editing-cycles>11</meta:editing-cycles>
    <meta:generator>OpenOffice/4.1.3$Win32 OpenOffice.org_project/413m1$Build-9783</meta:generator>
    <meta:initial-creator>Silène Godard-Cadillac</meta:initial-creator>
    <dc:date>2017-11-24T07:09:13.52</dc:date>
    <dc:creator>Silène Godard-Cadillac</dc:creator>
    <meta:document-statistic meta:table-count="3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xmlns:loext="urn:org:documentfoundation:names:experimental:office:xmlns:loext:1.0" chart:display-label="true" chart:logarithmic="false" chart:maximum="40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="none" draw:fill-color="#000000" draw:fill-hatch-name="Black_5f_5f_5f_20_5f_5f_5f_0_5f_5f_5f_20_5f_5f_5f_Degrees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0000" draw:fill="none" draw:fill-color="#000000" draw:fill-hatch-name="Black_20_90_20_Degrees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45cm" svg:height="3.193cm" xlink:href=".." xlink:type="simple" chart:class="chart:scatter" chart:column-mapping="0 1" chart:style-name="ch1">
        <chart:plot-area chart:style-name="ch2" table:cell-range-address="Feuille1.A1:Feuille1.C7" chart:data-source-has-labels="both" svg:x="0.052cm" svg:y="0.208cm" svg:width="20.744cm" svg:height="2.875cm">
          <chartooo:coordinate-region svg:x="0.673cm" svg:y="0.42cm" svg:width="19.936cm" svg:height="1.99cm"/>
          <chart:axis chart:dimension="x" chart:name="primary-x" chart:style-name="ch3" chartooo:axis-type="auto">
            <chart:categories table:cell-range-address="Feuille1.A2:Feuille1.A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4"/>
          <chart:series chart:attached-axis="primary-y" chart:style-name="ch6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series chart:attached-axis="secondary-y" chart:style-name="ch7" chart:values-cell-range-address="Feuille1.C2:Feuille1.C7" chart:label-cell-address="Feuille1.C1:Feuille1.C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min (cm)</text:p>
                <draw:g>
                  <svg:desc>Feuille1.B1:Feuille1.B1</svg:desc>
                </draw:g>
              </table:table-cell>
              <table:table-cell office:value-type="string">
                <text:p>altitude max (c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7</svg:desc>
                </draw:g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0">
                <text:p>20</text:p>
                <draw:g>
                  <svg:desc>Feuille1.B2:Feuille1.B7</svg:desc>
                </draw:g>
              </table:table-cell>
              <table:table-cell office:value-type="float" office:value="20">
                <text:p>20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Black_5f_5f_5f_20_5f_5f_5f_0_5f_5f_5f_20_5f_5f_5f_Degrees" draw:display-name="Black_5f_20_5f_0_5f_20_5f_Degrees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01cm" svg:height="4.001cm" xlink:href=".." xlink:type="simple" chart:class="chart:scatter" chart:style-name="ch1">
        <chart:plot-area chart:style-name="ch2" table:cell-range-address="Feuille2.A2:Feuille2.A13 Feuille2.D1:Feuille2.D13" chart:data-source-has-labels="row" svg:x="0.908cm" svg:y="0.454cm" svg:width="20.807cm" svg:height="2.884cm">
          <chartooo:coordinate-region svg:x="1.529cm" svg:y="0.666cm" svg:width="19.999cm" svg:height="1.9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2.D2:Feuille2.D13" chart:label-cell-address="Feuille2.D1:Feuille2.D1" chart:class="chart:scatter">
            <chart:domain table:cell-range-address="Feuille2.A2:Feuille2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(cm)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13</svg:desc>
                </draw:g>
              </table:table-cell>
              <table:table-cell office:value-type="float" office:value="0">
                <text:p>0</text:p>
                <draw:g>
                  <svg:desc>Feuille2.D2:Feuille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